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19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7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e8" style:family="table-cell" style:parent-style-name="Euro" style:data-style-name="N37">
      <style:table-cell-properties fo:border="thin solid #000000"/>
    </style:style>
    <style:style style:name="ce9" style:family="table-cell" style:parent-style-name="Euro" style:data-style-name="N37">
      <style:table-cell-properties fo:border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1.21708333333333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1.08479166666667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CLAVE</text:p>
          </table:table-cell>
          <table:table-cell office:value-type="string" table:style-name="ce6">
            <text:p>SECCIÓN</text:p>
          </table:table-cell>
          <table:table-cell office:value-type="string" table:style-name="ce6">
            <text:p>NOMBREART</text:p>
          </table:table-cell>
          <table:table-cell office:value-type="string" table:style-name="ce6">
            <text:p>FECHA</text:p>
          </table:table-cell>
          <table:table-cell office:value-type="string" table:style-name="ce7">
            <text:p>PAISORIGEN</text:p>
          </table:table-cell>
          <table:table-cell office:value-type="string" table:style-name="ce7">
            <text:p>IMPORTADO</text:p>
          </table:table-cell>
          <table:table-cell office:value-type="string" table:style-name="ce6">
            <text:p>PRECIO<text:s/></text:p>
          </table:table-cell>
          <table:table-cell office:value-type="string" table:style-name="ce10">
            <text:p>IMAGE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R01</text:p>
          </table:table-cell>
          <table:table-cell office:value-type="string" table:style-name="ce2">
            <text:p>CERÁMICA</text:p>
          </table:table-cell>
          <table:table-cell office:value-type="string" table:style-name="ce2">
            <text:p>Tubos</text:p>
          </table:table-cell>
          <table:table-cell office:value-type="date" office:date-value="1997-03-04T00:00:00" table:style-name="ce4">
            <text:p>04/03/97</text:p>
          </table:table-cell>
          <table:table-cell office:value-type="string" table:style-name="ce3">
            <text:p>Chin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140.35435673674468" table:style-name="ce8">
            <text:p>140.35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02</text:p>
          </table:table-cell>
          <table:table-cell office:value-type="string" table:style-name="ce2">
            <text:p>CERÁMICA</text:p>
          </table:table-cell>
          <table:table-cell office:value-type="string" table:style-name="ce2">
            <text:p>Plato Decorativo</text:p>
          </table:table-cell>
          <table:table-cell office:value-type="date" office:date-value="1997-06-07T00:00:00" table:style-name="ce4">
            <text:p>07/06/97</text:p>
          </table:table-cell>
          <table:table-cell office:value-type="string" table:style-name="ce3">
            <text:p>Chin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45.07590782878367" table:style-name="ce8">
            <text:p>45.08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03</text:p>
          </table:table-cell>
          <table:table-cell office:value-type="string" table:style-name="ce2">
            <text:p>CERÁMICA</text:p>
          </table:table-cell>
          <table:table-cell office:value-type="string" table:style-name="ce2">
            <text:p>Juego de te</text:p>
          </table:table-cell>
          <table:table-cell office:value-type="date" office:date-value="1997-01-15T00:00:00" table:style-name="ce4">
            <text:p>15/01/97</text:p>
          </table:table-cell>
          <table:table-cell office:value-type="string" table:style-name="ce3">
            <text:p>Chin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36.060726263026936" table:style-name="ce8">
            <text:p>36.06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04</text:p>
          </table:table-cell>
          <table:table-cell office:value-type="string" table:style-name="ce2">
            <text:p>CERÁMICA</text:p>
          </table:table-cell>
          <table:table-cell office:value-type="string" table:style-name="ce2">
            <text:p>Cenicero</text:p>
          </table:table-cell>
          <table:table-cell office:value-type="date" office:date-value="1997-07-02T00:00:00" table:style-name="ce4">
            <text:p>02/07/97</text:p>
          </table:table-cell>
          <table:table-cell office:value-type="string" table:style-name="ce3">
            <text:p>Japón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16.45571141802796" table:style-name="ce8">
            <text:p>16.46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05</text:p>
          </table:table-cell>
          <table:table-cell office:value-type="string" table:style-name="ce2">
            <text:p>CERÁMICA</text:p>
          </table:table-cell>
          <table:table-cell office:value-type="string" table:style-name="ce2">
            <text:p>Maceta</text:p>
          </table:table-cell>
          <table:table-cell office:value-type="date" office:date-value="1997-02-23T00:00:00" table:style-name="ce4">
            <text:p>23/02/97</text:p>
          </table:table-cell>
          <table:table-cell office:value-type="string" table:style-name="ce3">
            <text:p>España</text:p>
          </table:table-cell>
          <table:table-cell office:value-type="boolean" office:boolean-value="false" table:style-name="ce3">
            <text:p>FALSO</text:p>
          </table:table-cell>
          <table:table-cell office:value-type="float" office:value="24.202757443534914" table:style-name="ce8">
            <text:p>24.20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06</text:p>
          </table:table-cell>
          <table:table-cell office:value-type="string" table:style-name="ce2">
            <text:p>CERÁMICA</text:p>
          </table:table-cell>
          <table:table-cell office:value-type="string" table:style-name="ce2">
            <text:p>Jarra china</text:p>
          </table:table-cell>
          <table:table-cell office:value-type="date" office:date-value="1997-09-02T00:00:00" table:style-name="ce4">
            <text:p>02/09/97</text:p>
          </table:table-cell>
          <table:table-cell office:value-type="string" table:style-name="ce3">
            <text:p>Chin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106.47530441263088" table:style-name="ce8">
            <text:p>106.48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07</text:p>
          </table:table-cell>
          <table:table-cell office:value-type="string" table:style-name="ce2">
            <text:p>CONFECCIÓN</text:p>
          </table:table-cell>
          <table:table-cell office:value-type="string" table:style-name="ce2">
            <text:p>Tarje Caballero</text:p>
          </table:table-cell>
          <table:table-cell office:value-type="date" office:date-value="1997-03-11T00:00:00" table:style-name="ce4">
            <text:p>11/03/97</text:p>
          </table:table-cell>
          <table:table-cell office:value-type="string" table:style-name="ce3">
            <text:p>Itali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237.14735614775282" table:style-name="ce8">
            <text:p>237.15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08</text:p>
          </table:table-cell>
          <table:table-cell office:value-type="string" table:style-name="ce2">
            <text:p>CONFECCIÓN</text:p>
          </table:table-cell>
          <table:table-cell office:value-type="string" table:style-name="ce2">
            <text:p>Pantalón Señora</text:p>
          </table:table-cell>
          <table:table-cell office:value-type="date" office:date-value="1997-05-01T00:00:00" table:style-name="ce4">
            <text:p>01/05/97</text:p>
          </table:table-cell>
          <table:table-cell office:value-type="string" table:style-name="ce3">
            <text:p>Marruecos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145.19250417703412" table:style-name="ce8">
            <text:p>145.19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09</text:p>
          </table:table-cell>
          <table:table-cell office:value-type="string" table:style-name="ce2">
            <text:p>CONFECCIÓN</text:p>
          </table:table-cell>
          <table:table-cell office:value-type="string" table:style-name="ce2">
            <text:p>Camisa Caballero</text:p>
          </table:table-cell>
          <table:table-cell office:value-type="date" office:date-value="1997-08-11T00:00:00" table:style-name="ce4">
            <text:p>11/08/97</text:p>
          </table:table-cell>
          <table:table-cell office:value-type="string" table:style-name="ce3">
            <text:p>España</text:p>
          </table:table-cell>
          <table:table-cell office:value-type="boolean" office:boolean-value="false" table:style-name="ce3">
            <text:p>FALSO</text:p>
          </table:table-cell>
          <table:table-cell office:value-type="float" office:value="55.94220667604246" table:style-name="ce8">
            <text:p>55.94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10</text:p>
          </table:table-cell>
          <table:table-cell office:value-type="string" table:style-name="ce2">
            <text:p>CONFECCIÓN</text:p>
          </table:table-cell>
          <table:table-cell office:value-type="string" table:style-name="ce2">
            <text:p>Blusa Sra.</text:p>
          </table:table-cell>
          <table:table-cell office:value-type="date" office:date-value="1997-03-18T00:00:00" table:style-name="ce4">
            <text:p>18/03/97</text:p>
          </table:table-cell>
          <table:table-cell office:value-type="string" table:style-name="ce3">
            <text:p>Chin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84.213816066255575" table:style-name="ce8">
            <text:p>84.21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11</text:p>
          </table:table-cell>
          <table:table-cell office:value-type="string" table:style-name="ce2">
            <text:p>CONFECCIÓN</text:p>
          </table:table-cell>
          <table:table-cell office:value-type="string" table:style-name="ce2">
            <text:p>Cazadora piel</text:p>
          </table:table-cell>
          <table:table-cell office:value-type="date" office:date-value="1997-07-10T00:00:00" table:style-name="ce4">
            <text:p>10/07/97</text:p>
          </table:table-cell>
          <table:table-cell office:value-type="string" table:style-name="ce3">
            <text:p>Itali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435.5775125311024" table:style-name="ce8">
            <text:p>435.58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12</text:p>
          </table:table-cell>
          <table:table-cell office:value-type="string" table:style-name="ce2">
            <text:p>CONFECCIÓN</text:p>
          </table:table-cell>
          <table:table-cell office:value-type="string" table:style-name="ce2">
            <text:p>Abrigo Caballero</text:p>
          </table:table-cell>
          <table:table-cell office:value-type="date" office:date-value="1997-07-05T00:00:00" table:style-name="ce4">
            <text:p>05/07/97</text:p>
          </table:table-cell>
          <table:table-cell office:value-type="string" table:style-name="ce3">
            <text:p>Itali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203.268303823639" table:style-name="ce8">
            <text:p>203.27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13</text:p>
          </table:table-cell>
          <table:table-cell office:value-type="string" table:style-name="ce2">
            <text:p>CONFECCIÓN</text:p>
          </table:table-cell>
          <table:table-cell office:value-type="string" table:style-name="ce2">
            <text:p>Abrigo Sra</text:p>
          </table:table-cell>
          <table:table-cell office:value-type="date" office:date-value="1997-05-03T00:00:00" table:style-name="ce4">
            <text:p>03/05/97</text:p>
          </table:table-cell>
          <table:table-cell office:value-type="string" table:style-name="ce3">
            <text:p>Marruecos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300.06130323464714" table:style-name="ce8">
            <text:p>300.06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14</text:p>
          </table:table-cell>
          <table:table-cell office:value-type="string" table:style-name="ce2">
            <text:p>CONFECCIÓN</text:p>
          </table:table-cell>
          <table:table-cell office:value-type="string" table:style-name="ce2">
            <text:p>Cinturón de piel</text:p>
          </table:table-cell>
          <table:table-cell office:value-type="date" office:date-value="1997-05-12T00:00:00" table:style-name="ce4">
            <text:p>12/05/97</text:p>
          </table:table-cell>
          <table:table-cell office:value-type="string" table:style-name="ce3">
            <text:p>España</text:p>
          </table:table-cell>
          <table:table-cell office:value-type="boolean" office:boolean-value="false" table:style-name="ce3">
            <text:p>FALSO</text:p>
          </table:table-cell>
          <table:table-cell office:value-type="float" office:value="3.6060726263026939" table:style-name="ce8">
            <text:p>3.61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15</text:p>
          </table:table-cell>
          <table:table-cell office:value-type="string" table:style-name="ce2">
            <text:p>DEPORTE</text:p>
          </table:table-cell>
          <table:table-cell office:value-type="string" table:style-name="ce2">
            <text:p>Raqueta Tenis</text:p>
          </table:table-cell>
          <table:table-cell office:value-type="date" office:date-value="1997-03-20T00:00:00" table:style-name="ce4">
            <text:p>20/03/97</text:p>
          </table:table-cell>
          <table:table-cell office:value-type="string" table:style-name="ce3">
            <text:p>Us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77.891168728138183" table:style-name="ce8">
            <text:p>77.89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16</text:p>
          </table:table-cell>
          <table:table-cell office:value-type="string" table:style-name="ce2">
            <text:p>DEPORTE</text:p>
          </table:table-cell>
          <table:table-cell office:value-type="string" table:style-name="ce2">
            <text:p>Chándal</text:p>
          </table:table-cell>
          <table:table-cell office:value-type="date" office:date-value="1997-09-13T00:00:00" table:style-name="ce4">
            <text:p>13/09/97</text:p>
          </table:table-cell>
          <table:table-cell office:value-type="string" table:style-name="ce3">
            <text:p>Us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193.39367494861347" table:style-name="ce8">
            <text:p>193.39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17</text:p>
          </table:table-cell>
          <table:table-cell office:value-type="string" table:style-name="ce2">
            <text:p>DEPORTE</text:p>
          </table:table-cell>
          <table:table-cell office:value-type="string" table:style-name="ce2">
            <text:p>Tren Eléctrico</text:p>
          </table:table-cell>
          <table:table-cell office:value-type="date" office:date-value="1997-07-03T00:00:00" table:style-name="ce4">
            <text:p>03/07/97</text:p>
          </table:table-cell>
          <table:table-cell office:value-type="string" table:style-name="ce3">
            <text:p>Japón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1254.4805452381811" table:style-name="ce8">
            <text:p>1,254.48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18</text:p>
          </table:table-cell>
          <table:table-cell office:value-type="string" table:style-name="ce2">
            <text:p>DEPORTE</text:p>
          </table:table-cell>
          <table:table-cell office:value-type="string" table:style-name="ce2">
            <text:p>Pistola Olímpica</text:p>
          </table:table-cell>
          <table:table-cell office:value-type="date" office:date-value="1997-05-23T00:00:00" table:style-name="ce4">
            <text:p>23/05/97</text:p>
          </table:table-cell>
          <table:table-cell office:value-type="string" table:style-name="ce3">
            <text:p>Sueci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38.945584364069092" table:style-name="ce8">
            <text:p>38.95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19</text:p>
          </table:table-cell>
          <table:table-cell office:value-type="string" table:style-name="ce2">
            <text:p>DEPORTE</text:p>
          </table:table-cell>
          <table:table-cell office:value-type="string" table:style-name="ce2">
            <text:p>Monopatín</text:p>
          </table:table-cell>
          <table:table-cell office:value-type="date" office:date-value="1997-11-11T00:00:00" table:style-name="ce4">
            <text:p>11/11/97</text:p>
          </table:table-cell>
          <table:table-cell office:value-type="string" table:style-name="ce3">
            <text:p>Marruecos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93.036673758609496" table:style-name="ce8">
            <text:p>93.04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20</text:p>
          </table:table-cell>
          <table:table-cell office:value-type="string" table:style-name="ce2">
            <text:p>DEPORTE</text:p>
          </table:table-cell>
          <table:table-cell office:value-type="string" table:style-name="ce2">
            <text:p>Balón baloncesto</text:p>
          </table:table-cell>
          <table:table-cell office:value-type="date" office:date-value="1997-06-25T00:00:00" table:style-name="ce4">
            <text:p>25/06/97</text:p>
          </table:table-cell>
          <table:table-cell office:value-type="string" table:style-name="ce3">
            <text:p>Japón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62.727633334535362" table:style-name="ce8">
            <text:p>62.73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21</text:p>
          </table:table-cell>
          <table:table-cell office:value-type="string" table:style-name="ce2">
            <text:p>DEPORTE</text:p>
          </table:table-cell>
          <table:table-cell office:value-type="string" table:style-name="ce2">
            <text:p>Balón Fútbol</text:p>
          </table:table-cell>
          <table:table-cell office:value-type="date" office:date-value="1997-07-05T00:00:00" table:style-name="ce4">
            <text:p>05/07/97</text:p>
          </table:table-cell>
          <table:table-cell office:value-type="string" table:style-name="ce3">
            <text:p>España</text:p>
          </table:table-cell>
          <table:table-cell office:value-type="boolean" office:boolean-value="false" table:style-name="ce3">
            <text:p>FALSO</text:p>
          </table:table-cell>
          <table:table-cell office:value-type="float" office:value="36.595627035928501" table:style-name="ce8">
            <text:p>36.60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22</text:p>
          </table:table-cell>
          <table:table-cell office:value-type="string" table:style-name="ce2">
            <text:p>DEPORTE</text:p>
          </table:table-cell>
          <table:table-cell office:value-type="string" table:style-name="ce2">
            <text:p>Sudadera</text:p>
          </table:table-cell>
          <table:table-cell office:value-type="date" office:date-value="1997-11-03T00:00:00" table:style-name="ce4">
            <text:p>03/11/97</text:p>
          </table:table-cell>
          <table:table-cell office:value-type="string" table:style-name="ce3">
            <text:p>Us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365.98031084346042" table:style-name="ce8">
            <text:p>365.98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23</text:p>
          </table:table-cell>
          <table:table-cell office:value-type="string" table:style-name="ce2">
            <text:p>DEPORTE</text:p>
          </table:table-cell>
          <table:table-cell office:value-type="string" table:style-name="ce2">
            <text:p>Bicicleta de montaña</text:p>
          </table:table-cell>
          <table:table-cell office:value-type="date" office:date-value="1997-03-14T00:00:00" table:style-name="ce4">
            <text:p>14/03/97</text:p>
          </table:table-cell>
          <table:table-cell office:value-type="string" table:style-name="ce3">
            <text:p>Us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470.41818422223025" table:style-name="ce8">
            <text:p>470.42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24</text:p>
          </table:table-cell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10-22T00:00:00" table:style-name="ce4">
            <text:p>22/10/97</text:p>
          </table:table-cell>
          <table:table-cell office:value-type="string" table:style-name="ce3">
            <text:p>España</text:p>
          </table:table-cell>
          <table:table-cell office:value-type="boolean" office:boolean-value="false" table:style-name="ce3">
            <text:p>FALSO</text:p>
          </table:table-cell>
          <table:table-cell office:value-type="float" office:value="5.5233012392869592" table:style-name="ce8">
            <text:p>5.52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25</text:p>
          </table:table-cell>
          <table:table-cell office:value-type="string" table:style-name="ce2">
            <text:p>FERRETERÍA</text:p>
          </table:table-cell>
          <table:table-cell office:value-type="string" table:style-name="ce2">
            <text:p>Serrucho</text:p>
          </table:table-cell>
          <table:table-cell office:value-type="date" office:date-value="1997-03-23T00:00:00" table:style-name="ce4">
            <text:p>23/03/97</text:p>
          </table:table-cell>
          <table:table-cell office:value-type="string" table:style-name="ce3">
            <text:p>Franci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25.170386931592802" table:style-name="ce8">
            <text:p>25.17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26</text:p>
          </table:table-cell>
          <table:table-cell office:value-type="string" table:style-name="ce2">
            <text:p>FERRETERÍA</text:p>
          </table:table-cell>
          <table:table-cell office:value-type="string" table:style-name="ce2">
            <text:p>Llave Inglesa</text:p>
          </table:table-cell>
          <table:table-cell office:value-type="date" office:date-value="1997-04-23T00:00:00" table:style-name="ce4">
            <text:p>23/04/97</text:p>
          </table:table-cell>
          <table:table-cell office:value-type="string" table:style-name="ce3">
            <text:p>Us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20.332239491303355" table:style-name="ce8">
            <text:p>20.33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27</text:p>
          </table:table-cell>
          <table:table-cell office:value-type="string" table:style-name="ce2">
            <text:p>FERRETERÍA</text:p>
          </table:table-cell>
          <table:table-cell office:value-type="string" table:style-name="ce2">
            <text:p>Alicates</text:p>
          </table:table-cell>
          <table:table-cell office:value-type="date" office:date-value="1997-04-17T00:00:00" table:style-name="ce4">
            <text:p>17/04/97</text:p>
          </table:table-cell>
          <table:table-cell office:value-type="string" table:style-name="ce3">
            <text:p>Itali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5.613453054944527" table:style-name="ce8">
            <text:p>5.61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28</text:p>
          </table:table-cell>
          <table:table-cell office:value-type="string" table:style-name="ce2">
            <text:p>FERRETERÍA</text:p>
          </table:table-cell>
          <table:table-cell office:value-type="string" table:style-name="ce2">
            <text:p>Martillo</text:p>
          </table:table-cell>
          <table:table-cell office:value-type="date" office:date-value="1997-09-04T00:00:00" table:style-name="ce4">
            <text:p>04/09/97</text:p>
          </table:table-cell>
          <table:table-cell office:value-type="string" table:style-name="ce3">
            <text:p>España</text:p>
          </table:table-cell>
          <table:table-cell office:value-type="boolean" office:boolean-value="false" table:style-name="ce3">
            <text:p>FALSO</text:p>
          </table:table-cell>
          <table:table-cell office:value-type="float" office:value="9.4959912492637599" table:style-name="ce8">
            <text:p>9.50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29</text:p>
          </table:table-cell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02-20T00:00:00" table:style-name="ce4">
            <text:p>20/02/97</text:p>
          </table:table-cell>
          <table:table-cell office:value-type="string" table:style-name="ce3">
            <text:p>Franci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7.5487120310603055" table:style-name="ce8">
            <text:p>7.55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30</text:p>
          </table:table-cell>
          <table:table-cell office:value-type="string" table:style-name="ce2">
            <text:p>FERRETERÍA</text:p>
          </table:table-cell>
          <table:table-cell office:value-type="string" table:style-name="ce2">
            <text:p>Lima Grande</text:p>
          </table:table-cell>
          <table:table-cell office:value-type="date" office:date-value="1997-08-10T00:00:00" table:style-name="ce4">
            <text:p>10/08/97</text:p>
          </table:table-cell>
          <table:table-cell office:value-type="string" table:style-name="ce3">
            <text:p>España</text:p>
          </table:table-cell>
          <table:table-cell office:value-type="boolean" office:boolean-value="false" table:style-name="ce3">
            <text:p>FALSO</text:p>
          </table:table-cell>
          <table:table-cell office:value-type="float" office:value="18.390970394143739" table:style-name="ce8">
            <text:p>18.39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31</text:p>
          </table:table-cell>
          <table:table-cell office:value-type="string" table:style-name="ce2">
            <text:p>FERRETERÍA</text:p>
          </table:table-cell>
          <table:table-cell office:value-type="string" table:style-name="ce2">
            <text:p>Juego de brocas</text:p>
          </table:table-cell>
          <table:table-cell office:value-type="date" office:date-value="1997-07-04T00:00:00" table:style-name="ce4">
            <text:p>04/07/97</text:p>
          </table:table-cell>
          <table:table-cell office:value-type="string" table:style-name="ce3">
            <text:p>Taiwán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12.579183344752563" table:style-name="ce8">
            <text:p>12.58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32</text:p>
          </table:table-cell>
          <table:table-cell office:value-type="string" table:style-name="ce2">
            <text:p>JUGUETERÍA</text:p>
          </table:table-cell>
          <table:table-cell office:value-type="string" table:style-name="ce2">
            <text:p>Coche Teledirigido</text:p>
          </table:table-cell>
          <table:table-cell office:value-type="date" office:date-value="1997-05-26T00:00:00" table:style-name="ce4">
            <text:p>26/05/97</text:p>
          </table:table-cell>
          <table:table-cell office:value-type="string" table:style-name="ce3">
            <text:p>Marruecos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132.87175603716659" table:style-name="ce8">
            <text:p>132.87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33</text:p>
          </table:table-cell>
          <table:table-cell office:value-type="string" table:style-name="ce2">
            <text:p>JUGUETERÍA</text:p>
          </table:table-cell>
          <table:table-cell office:value-type="string" table:style-name="ce2">
            <text:p>Correpasillos</text:p>
          </table:table-cell>
          <table:table-cell office:value-type="date" office:date-value="1997-04-11T00:00:00" table:style-name="ce4">
            <text:p>11/04/97</text:p>
          </table:table-cell>
          <table:table-cell office:value-type="string" table:style-name="ce3">
            <text:p>Japón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86.113014316108334" table:style-name="ce8">
            <text:p>86.11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34</text:p>
          </table:table-cell>
          <table:table-cell office:value-type="string" table:style-name="ce2">
            <text:p>JUGUETERÍA</text:p>
          </table:table-cell>
          <table:table-cell office:value-type="string" table:style-name="ce2">
            <text:p>Consola Video</text:p>
          </table:table-cell>
          <table:table-cell office:value-type="date" office:date-value="1997-09-24T00:00:00" table:style-name="ce4">
            <text:p>24/09/97</text:p>
          </table:table-cell>
          <table:table-cell office:value-type="string" table:style-name="ce3">
            <text:p>Us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368.78703737093264" table:style-name="ce8">
            <text:p>368.79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35</text:p>
          </table:table-cell>
          <table:table-cell office:value-type="string" table:style-name="ce2">
            <text:p>JUGUETERÍA</text:p>
          </table:table-cell>
          <table:table-cell office:value-type="string" table:style-name="ce2">
            <text:p>Muñeca Andadora</text:p>
          </table:table-cell>
          <table:table-cell office:value-type="date" office:date-value="1997-10-04T00:00:00" table:style-name="ce4">
            <text:p>04/10/97</text:p>
          </table:table-cell>
          <table:table-cell office:value-type="string" table:style-name="ce3">
            <text:p>España</text:p>
          </table:table-cell>
          <table:table-cell office:value-type="boolean" office:boolean-value="false" table:style-name="ce3">
            <text:p>FALSO</text:p>
          </table:table-cell>
          <table:table-cell office:value-type="float" office:value="87.549433245585561" table:style-name="ce8">
            <text:p>87.55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36</text:p>
          </table:table-cell>
          <table:table-cell office:value-type="string" table:style-name="ce2">
            <text:p>JUGUETERÍA</text:p>
          </table:table-cell>
          <table:table-cell office:value-type="string" table:style-name="ce2">
            <text:p>Fuerte de soldados</text:p>
          </table:table-cell>
          <table:table-cell office:value-type="date" office:date-value="1997-11-25T00:00:00" table:style-name="ce4">
            <text:p>25/11/97</text:p>
          </table:table-cell>
          <table:table-cell office:value-type="string" table:style-name="ce3">
            <text:p>Japón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119.75166179846862" table:style-name="ce8">
            <text:p>119.75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37</text:p>
          </table:table-cell>
          <table:table-cell office:value-type="string" table:style-name="ce2">
            <text:p>JUGUETERÍA</text:p>
          </table:table-cell>
          <table:table-cell office:value-type="string" table:style-name="ce2">
            <text:p>Pistola con sonidos</text:p>
          </table:table-cell>
          <table:table-cell office:value-type="date" office:date-value="1997-02-15T00:00:00" table:style-name="ce4">
            <text:p>15/02/97</text:p>
          </table:table-cell>
          <table:table-cell office:value-type="string" table:style-name="ce3">
            <text:p>España</text:p>
          </table:table-cell>
          <table:table-cell office:value-type="boolean" office:boolean-value="false" table:style-name="ce3">
            <text:p>FALSO</text:p>
          </table:table-cell>
          <table:table-cell office:value-type="float" office:value="47.708340845984637" table:style-name="ce8">
            <text:p>47.71<text:s/>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38</text:p>
          </table:table-cell>
          <table:table-cell office:value-type="string" table:style-name="ce5">
            <text:p>JUGUETERÍA</text:p>
          </table:table-cell>
          <table:table-cell office:value-type="string" table:style-name="ce5">
            <text:p>Pie de lámpara</text:p>
          </table:table-cell>
          <table:table-cell office:value-type="date" office:date-value="1997-05-27T00:00:00" table:style-name="ce3">
            <text:p>27/05/97</text:p>
          </table:table-cell>
          <table:table-cell office:value-type="string" table:style-name="ce5">
            <text:p>Turquía</text:p>
          </table:table-cell>
          <table:table-cell office:value-type="boolean" office:boolean-value="true" table:style-name="ce3">
            <text:p>VERDADERO</text:p>
          </table:table-cell>
          <table:table-cell office:value-type="float" office:value="33.133797314677921" table:style-name="ce9">
            <text:p>33.13<text:s/></text:p>
          </table:table-cell>
          <table:table-cell table:number-columns-repeated="16377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B$1:ARTÍCULOS.$G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  <table:database-ranges>
        <table:database-range table:target-range-address="ARTÍCULOS.A1:ARTÍCULOS.H3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number:currency-style style:name="N36P0" number:language="es" number:country="MX">
      <number:text> </number:text>
      <number:number number:decimal-places="2" number:min-integer-digits="1" number:grouping="true"/>
      <number:currency-symbol number:language="es" number:country="MX">€</number:currency-symbol>
      <number:text> </number:text>
    </number:currency-style>
    <number:currency-style style:name="N36P1" number:language="es" number:country="MX">
      <number:text>-</number:text>
      <number:number number:decimal-places="2" number:min-integer-digits="1" number:grouping="true"/>
      <number:currency-symbol number:language="es" number:country="MX">€</number:currency-symbol>
      <number:text> </number:text>
    </number:currency-style>
    <number:currency-style style:name="N36P2" number:language="es" number:country="MX">
      <number:text> -</number:text>
      <number:number number:decimal-places="0" number:min-integer-digits="2"/>
      <number:currency-symbol number:language="es" number:country="MX">€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2" number:min-integer-digits="1" number:grouping="true"/>
      <number:text> </number:text>
    </number:number-style>
    <number:number-style style:name="N37">
      <number:text>-</number:text>
      <number:number number:decimal-places="2" number:min-integer-digits="1" number:grouping="true"/>
      <number:text> </number:text>
      <style:map style:condition="value()&gt;=0" style:apply-style-name="N37P0"/>
    </number:number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Microsoft Office User</dc:creator>
    <meta:creation-date>2003-03-25T12:01:58Z</meta:creation-date>
    <dc:date>2020-04-14T22:32:24Z</dc:date>
    <meta:print-date>2002-01-29T18:41:44Z</meta:print-date>
  </office:meta>
</office:document-meta>
</file>